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76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967cm"/>
    </style:style>
    <style:style style:name="co7" style:family="table-column">
      <style:table-column-properties fo:break-before="auto" style:column-width="2.886cm"/>
    </style:style>
    <style:style style:name="co8" style:family="table-column">
      <style:table-column-properties fo:break-before="auto" style:column-width="2.42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[s]</text:p>
          </table:table-cell>
          <table:table-cell/>
          <table:table-cell office:value-type="string" calcext:value-type="string">
            <text:p>Analyzer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Decoded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float" office:value="0.000012" calcext:value-type="float">
            <text:p>0.00001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00022825" calcext:value-type="float">
            <text:p>0.00022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(0x6B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00044475" calcext:value-type="float">
            <text:p>0.00044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128'</text:p>
          </table:table-cell>
          <table:table-cell office:value-type="string" calcext:value-type="string">
            <text:p>(0x80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0275685" calcext:value-type="float">
            <text:p>0.02756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02778475" calcext:value-type="float">
            <text:p>0.02778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(0x6B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028001" calcext:value-type="float">
            <text:p>0.02800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(0x00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05471775" calcext:value-type="float">
            <text:p>0.05471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054934" calcext:value-type="float">
            <text:p>0.05493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(0x6D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0551505" calcext:value-type="float">
            <text:p>0.05515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(0x70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0818205" calcext:value-type="float">
            <text:p>0.08182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08203675" calcext:value-type="float">
            <text:p>0.08203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(0x6E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08225325" calcext:value-type="float">
            <text:p>0.08225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6'</text:p>
          </table:table-cell>
          <table:table-cell office:value-type="string" calcext:value-type="string">
            <text:p>(0x06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11207075" calcext:value-type="float">
            <text:p>0.11207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112287" calcext:value-type="float">
            <text:p>0.11228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(0x6F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11253925" calcext:value-type="float">
            <text:p>0.11253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9'</text:p>
          </table:table-cell>
          <table:table-cell office:value-type="string" calcext:value-type="string">
            <text:p>(0xD1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1127555" calcext:value-type="float">
            <text:p>0.11275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165'</text:p>
          </table:table-cell>
          <table:table-cell office:value-type="string" calcext:value-type="string">
            <text:p>(0xA5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AK</text:p>
          </table:table-cell>
          <table:table-cell table:number-columns-repeated="3"/>
        </table:table-row>
        <table:table-row table:style-name="ro1">
          <table:table-cell office:value-type="float" office:value="0.1854955" calcext:value-type="float">
            <text:p>0.18549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18571175" calcext:value-type="float">
            <text:p>0.18571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(0x6D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185928" calcext:value-type="float">
            <text:p>0.18592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(0x00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21676775" calcext:value-type="float">
            <text:p>0.21676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216984" calcext:value-type="float">
            <text:p>0.21698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(0x00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21723625" calcext:value-type="float">
            <text:p>0.21723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9'</text:p>
          </table:table-cell>
          <table:table-cell office:value-type="string" calcext:value-type="string">
            <text:p>(0xD1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2174525" calcext:value-type="float">
            <text:p>0.2174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129'</text:p>
          </table:table-cell>
          <table:table-cell office:value-type="string" calcext:value-type="string">
            <text:p>(0x81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AK</text:p>
          </table:table-cell>
          <table:table-cell table:number-columns-repeated="3"/>
        </table:table-row>
        <table:table-row table:style-name="ro1">
          <table:table-cell office:value-type="float" office:value="0.27208025" calcext:value-type="float">
            <text:p>0.27208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2722965" calcext:value-type="float">
            <text:p>0.27229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(0x00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27254875" calcext:value-type="float">
            <text:p>0.27254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9'</text:p>
          </table:table-cell>
          <table:table-cell office:value-type="string" calcext:value-type="string">
            <text:p>(0xD1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272765" calcext:value-type="float">
            <text:p>0.2727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129'</text:p>
          </table:table-cell>
          <table:table-cell office:value-type="string" calcext:value-type="string">
            <text:p>(0x81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AK</text:p>
          </table:table-cell>
          <table:table-cell table:number-columns-repeated="3"/>
        </table:table-row>
        <table:table-row table:style-name="ro1">
          <table:table-cell office:value-type="float" office:value="0.2732035" calcext:value-type="float">
            <text:p>0.27320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27341975" calcext:value-type="float">
            <text:p>0.27341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(0x01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273672" calcext:value-type="float">
            <text:p>0.27367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9'</text:p>
          </table:table-cell>
          <table:table-cell office:value-type="string" calcext:value-type="string">
            <text:p>(0xD1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27388825" calcext:value-type="float">
            <text:p>0.27388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(0x79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AK</text:p>
          </table:table-cell>
          <table:table-cell table:number-columns-repeated="3"/>
        </table:table-row>
        <table:table-row table:style-name="ro1">
          <table:table-cell office:value-type="float" office:value="0.27432675" calcext:value-type="float">
            <text:p>0.27432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274543" calcext:value-type="float">
            <text:p>0.27454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2'</text:p>
          </table:table-cell>
          <table:table-cell office:value-type="string" calcext:value-type="string">
            <text:p>(0x02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27479525" calcext:value-type="float">
            <text:p>0.274795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9'</text:p>
          </table:table-cell>
          <table:table-cell office:value-type="string" calcext:value-type="string">
            <text:p>(0xD1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2750115" calcext:value-type="float">
            <text:p>0.27501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129'</text:p>
          </table:table-cell>
          <table:table-cell office:value-type="string" calcext:value-type="string">
            <text:p>(0x81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AK</text:p>
          </table:table-cell>
          <table:table-cell table:number-columns-repeated="3"/>
        </table:table-row>
        <table:table-row table:style-name="ro1">
          <table:table-cell office:value-type="float" office:value="0.3730215" calcext:value-type="float">
            <text:p>0.37302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373238" calcext:value-type="float">
            <text:p>0.37323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(0x25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37345425" calcext:value-type="float">
            <text:p>0.37345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127'</text:p>
          </table:table-cell>
          <table:table-cell office:value-type="string" calcext:value-type="string">
            <text:p>(0x7F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402243" calcext:value-type="float">
            <text:p>0.40224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40245925" calcext:value-type="float">
            <text:p>0.40245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(0x6A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4027115" calcext:value-type="float">
            <text:p>0.40271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9'</text:p>
          </table:table-cell>
          <table:table-cell office:value-type="string" calcext:value-type="string">
            <text:p>(0xD1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40292775" calcext:value-type="float">
            <text:p>0.40292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(0x00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AK</text:p>
          </table:table-cell>
          <table:table-cell table:number-columns-repeated="3"/>
        </table:table-row>
        <table:table-row table:style-name="ro1">
          <table:table-cell office:value-type="float" office:value="0.40329025" calcext:value-type="float">
            <text:p>0.403290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4035065" calcext:value-type="float">
            <text:p>0.40350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(0x6A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40372275" calcext:value-type="float">
            <text:p>0.40372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(0x00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44536575" calcext:value-type="float">
            <text:p>0.44536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445582" calcext:value-type="float">
            <text:p>0.44558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(0x25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44579825" calcext:value-type="float">
            <text:p>0.44579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(0x68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4777135" calcext:value-type="float">
            <text:p>0.47771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47792975" calcext:value-type="float">
            <text:p>0.47792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(0x6A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47818225" calcext:value-type="float">
            <text:p>0.47818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9'</text:p>
          </table:table-cell>
          <table:table-cell office:value-type="string" calcext:value-type="string">
            <text:p>(0xD1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4783985" calcext:value-type="float">
            <text:p>0.47839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(0x00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AK</text:p>
          </table:table-cell>
          <table:table-cell table:number-columns-repeated="3"/>
        </table:table-row>
        <table:table-row table:style-name="ro1">
          <table:table-cell office:value-type="float" office:value="0.47873475" calcext:value-type="float">
            <text:p>0.47873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47895125" calcext:value-type="float">
            <text:p>0.47895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(0x6A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4791675" calcext:value-type="float">
            <text:p>0.4791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2'</text:p>
          </table:table-cell>
          <table:table-cell office:value-type="string" calcext:value-type="string">
            <text:p>(0x02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5401895" calcext:value-type="float">
            <text:p>0.54018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40406" calcext:value-type="float">
            <text:p>0.54040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(0x6D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5406585" calcext:value-type="float">
            <text:p>0.54065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4087475" calcext:value-type="float">
            <text:p>0.54087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(0x00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541091" calcext:value-type="float">
            <text:p>0.54109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(0x6E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54130725" calcext:value-type="float">
            <text:p>0.54130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(0x00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541871" calcext:value-type="float">
            <text:p>0.54187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4208725" calcext:value-type="float">
            <text:p>0.54208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(0x6F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54233975" calcext:value-type="float">
            <text:p>0.54233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42556" calcext:value-type="float">
            <text:p>0.54255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251'</text:p>
          </table:table-cell>
          <table:table-cell office:value-type="string" calcext:value-type="string">
            <text:p>(0xFB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54280825" calcext:value-type="float">
            <text:p>0.54280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4302475" calcext:value-type="float">
            <text:p>0.54302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(0x6F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543277" calcext:value-type="float">
            <text:p>0.54327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4349325" calcext:value-type="float">
            <text:p>0.54349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(0x6F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54374575" calcext:value-type="float">
            <text:p>0.54374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43962" calcext:value-type="float">
            <text:p>0.54396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(0x6F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5442145" calcext:value-type="float">
            <text:p>0.54421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4443075" calcext:value-type="float">
            <text:p>0.54443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(0x6F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54468325" calcext:value-type="float">
            <text:p>0.54468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448995" calcext:value-type="float">
            <text:p>0.54489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(0x6F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54515175" calcext:value-type="float">
            <text:p>0.54515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4536825" calcext:value-type="float">
            <text:p>0.54536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(0x6F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5456205" calcext:value-type="float">
            <text:p>0.54562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4583675" calcext:value-type="float">
            <text:p>0.545836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(0x6F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546089" calcext:value-type="float">
            <text:p>0.54608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463055" calcext:value-type="float">
            <text:p>0.54630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(0x6F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54655775" calcext:value-type="float">
            <text:p>0.54655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46774" calcext:value-type="float">
            <text:p>0.54677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(0x6F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54702625" calcext:value-type="float">
            <text:p>0.54702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4724275" calcext:value-type="float">
            <text:p>0.54724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(0x6F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547495" calcext:value-type="float">
            <text:p>0.5474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477115" calcext:value-type="float">
            <text:p>0.54771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(0x6F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54796375" calcext:value-type="float">
            <text:p>0.54796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4818" calcext:value-type="float">
            <text:p>0.54818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(0x6F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54843225" calcext:value-type="float">
            <text:p>0.54843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486485" calcext:value-type="float">
            <text:p>0.54864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(0x6F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548901" calcext:value-type="float">
            <text:p>0.54890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4911725" calcext:value-type="float">
            <text:p>0.54911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(0x6F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5493695" calcext:value-type="float">
            <text:p>0.549369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4958575" calcext:value-type="float">
            <text:p>0.54958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(0x6F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54983825" calcext:value-type="float">
            <text:p>0.54983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500545" calcext:value-type="float">
            <text:p>0.55005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(0x6D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550307" calcext:value-type="float">
            <text:p>0.55030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5052325" calcext:value-type="float">
            <text:p>0.55052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(0x6E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5507755" calcext:value-type="float">
            <text:p>0.55077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9'</text:p>
          </table:table-cell>
          <table:table-cell office:value-type="string" calcext:value-type="string">
            <text:p>(0xD1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5099175" calcext:value-type="float">
            <text:p>0.550991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\t</text:p>
          </table:table-cell>
          <table:table-cell office:value-type="string" calcext:value-type="string">
            <text:p>(0x09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AK</text:p>
          </table:table-cell>
          <table:table-cell table:number-columns-repeated="3"/>
        </table:table-row>
        <table:table-row table:style-name="ro1">
          <table:table-cell office:value-type="float" office:value="0.55131325" calcext:value-type="float">
            <text:p>0.551313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5152975" calcext:value-type="float">
            <text:p>0.55152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(0x6F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551782" calcext:value-type="float">
            <text:p>0.55178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9'</text:p>
          </table:table-cell>
          <table:table-cell office:value-type="string" calcext:value-type="string">
            <text:p>(0xD1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5199825" calcext:value-type="float">
            <text:p>0.55199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233'</text:p>
          </table:table-cell>
          <table:table-cell office:value-type="string" calcext:value-type="string">
            <text:p>(0xE9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AK</text:p>
          </table:table-cell>
          <table:table-cell table:number-columns-repeated="3"/>
        </table:table-row>
        <table:table-row table:style-name="ro1">
          <table:table-cell office:value-type="float" office:value="0.55231975" calcext:value-type="float">
            <text:p>0.55231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52536" calcext:value-type="float">
            <text:p>0.55253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(0x6F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55278825" calcext:value-type="float">
            <text:p>0.552788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9'</text:p>
          </table:table-cell>
          <table:table-cell office:value-type="string" calcext:value-type="string">
            <text:p>(0xD1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5300475" calcext:value-type="float">
            <text:p>0.55300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173'</text:p>
          </table:table-cell>
          <table:table-cell office:value-type="string" calcext:value-type="string">
            <text:p>(0xAD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AK</text:p>
          </table:table-cell>
          <table:table-cell table:number-columns-repeated="3"/>
        </table:table-row>
        <table:table-row table:style-name="ro1">
          <table:table-cell office:value-type="float" office:value="0.553326" calcext:value-type="float">
            <text:p>0.55332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5354225" calcext:value-type="float">
            <text:p>0.55354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(0x6F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55379475" calcext:value-type="float">
            <text:p>0.553794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9'</text:p>
          </table:table-cell>
          <table:table-cell office:value-type="string" calcext:value-type="string">
            <text:p>(0xD1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54011" calcext:value-type="float">
            <text:p>0.55401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183'</text:p>
          </table:table-cell>
          <table:table-cell office:value-type="string" calcext:value-type="string">
            <text:p>(0xB7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AK</text:p>
          </table:table-cell>
          <table:table-cell table:number-columns-repeated="3"/>
        </table:table-row>
        <table:table-row table:style-name="ro1">
          <table:table-cell office:value-type="float" office:value="0.55433225" calcext:value-type="float">
            <text:p>0.55433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5454875" calcext:value-type="float">
            <text:p>0.55454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(0x6F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554801" calcext:value-type="float">
            <text:p>0.55480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9'</text:p>
          </table:table-cell>
          <table:table-cell office:value-type="string" calcext:value-type="string">
            <text:p>(0xD1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5501725" calcext:value-type="float">
            <text:p>0.55501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254'</text:p>
          </table:table-cell>
          <table:table-cell office:value-type="string" calcext:value-type="string">
            <text:p>(0xFE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AK</text:p>
          </table:table-cell>
          <table:table-cell table:number-columns-repeated="3"/>
        </table:table-row>
        <table:table-row table:style-name="ro1">
          <table:table-cell office:value-type="float" office:value="0.55533875" calcext:value-type="float">
            <text:p>0.55533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55555" calcext:value-type="float">
            <text:p>0.5555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(0x6F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55580725" calcext:value-type="float">
            <text:p>0.555807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9'</text:p>
          </table:table-cell>
          <table:table-cell office:value-type="string" calcext:value-type="string">
            <text:p>(0xD1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560235" calcext:value-type="float">
            <text:p>0.55602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139'</text:p>
          </table:table-cell>
          <table:table-cell office:value-type="string" calcext:value-type="string">
            <text:p>(0x8B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AK</text:p>
          </table:table-cell>
          <table:table-cell table:number-columns-repeated="3"/>
        </table:table-row>
        <table:table-row table:style-name="ro1">
          <table:table-cell office:value-type="float" office:value="0.556345" calcext:value-type="float">
            <text:p>0.55634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5656125" calcext:value-type="float">
            <text:p>0.556561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(0x6F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55681375" calcext:value-type="float">
            <text:p>0.556813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9'</text:p>
          </table:table-cell>
          <table:table-cell office:value-type="string" calcext:value-type="string">
            <text:p>(0xD1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5703" calcext:value-type="float">
            <text:p>0.55703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0x56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AK</text:p>
          </table:table-cell>
          <table:table-cell table:number-columns-repeated="3"/>
        </table:table-row>
        <table:table-row table:style-name="ro1">
          <table:table-cell office:value-type="float" office:value="0.5573515" calcext:value-type="float">
            <text:p>0.55735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5756775" calcext:value-type="float">
            <text:p>0.55756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(0x6F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55782" calcext:value-type="float">
            <text:p>0.5578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9'</text:p>
          </table:table-cell>
          <table:table-cell office:value-type="string" calcext:value-type="string">
            <text:p>(0xD1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5803625" calcext:value-type="float">
            <text:p>0.55803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(0x0A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AK</text:p>
          </table:table-cell>
          <table:table-cell table:number-columns-repeated="3"/>
        </table:table-row>
        <table:table-row table:style-name="ro1">
          <table:table-cell office:value-type="float" office:value="0.55835775" calcext:value-type="float">
            <text:p>0.55835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58574" calcext:value-type="float">
            <text:p>0.55857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(0x6F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55882625" calcext:value-type="float">
            <text:p>0.55882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9'</text:p>
          </table:table-cell>
          <table:table-cell office:value-type="string" calcext:value-type="string">
            <text:p>(0xD1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590425" calcext:value-type="float">
            <text:p>0.5590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232'</text:p>
          </table:table-cell>
          <table:table-cell office:value-type="string" calcext:value-type="string">
            <text:p>(0xE8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AK</text:p>
          </table:table-cell>
          <table:table-cell table:number-columns-repeated="3"/>
        </table:table-row>
        <table:table-row table:style-name="ro1">
          <table:table-cell office:value-type="float" office:value="0.55936425" calcext:value-type="float">
            <text:p>0.559364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595805" calcext:value-type="float">
            <text:p>0.55958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(0x6F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55983275" calcext:value-type="float">
            <text:p>0.55983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9'</text:p>
          </table:table-cell>
          <table:table-cell office:value-type="string" calcext:value-type="string">
            <text:p>(0xD1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6004925" calcext:value-type="float">
            <text:p>0.56004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(0x40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AK</text:p>
          </table:table-cell>
          <table:table-cell table:number-columns-repeated="3"/>
        </table:table-row>
        <table:table-row table:style-name="ro1">
          <table:table-cell office:value-type="float" office:value="0.5603705" calcext:value-type="float">
            <text:p>0.560370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60587" calcext:value-type="float">
            <text:p>0.56058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(0x6F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56083925" calcext:value-type="float">
            <text:p>0.560839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9'</text:p>
          </table:table-cell>
          <table:table-cell office:value-type="string" calcext:value-type="string">
            <text:p>(0xD1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610555" calcext:value-type="float">
            <text:p>0.561055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(0x2F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AK</text:p>
          </table:table-cell>
          <table:table-cell table:number-columns-repeated="3"/>
        </table:table-row>
        <table:table-row table:style-name="ro1">
          <table:table-cell office:value-type="float" office:value="0.561377" calcext:value-type="float">
            <text:p>0.561377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615935" calcext:value-type="float">
            <text:p>0.56159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(0x6F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56184575" calcext:value-type="float">
            <text:p>0.561845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9'</text:p>
          </table:table-cell>
          <table:table-cell office:value-type="string" calcext:value-type="string">
            <text:p>(0xD1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6206225" calcext:value-type="float">
            <text:p>0.56206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(0x00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AK</text:p>
          </table:table-cell>
          <table:table-cell table:number-columns-repeated="3"/>
        </table:table-row>
        <table:table-row table:style-name="ro1">
          <table:table-cell office:value-type="float" office:value="0.5623835" calcext:value-type="float">
            <text:p>0.562383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6259975" calcext:value-type="float">
            <text:p>0.562599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(0x6F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56285225" calcext:value-type="float">
            <text:p>0.562852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9'</text:p>
          </table:table-cell>
          <table:table-cell office:value-type="string" calcext:value-type="string">
            <text:p>(0xD1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630685" calcext:value-type="float">
            <text:p>0.563068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(0x50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AK</text:p>
          </table:table-cell>
          <table:table-cell table:number-columns-repeated="3"/>
        </table:table-row>
        <table:table-row table:style-name="ro1">
          <table:table-cell office:value-type="float" office:value="0.56339" calcext:value-type="float">
            <text:p>0.5633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6360625" calcext:value-type="float">
            <text:p>0.56360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(0x6F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56385875" calcext:value-type="float">
            <text:p>0.563858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9'</text:p>
          </table:table-cell>
          <table:table-cell office:value-type="string" calcext:value-type="string">
            <text:p>(0xD1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64075" calcext:value-type="float">
            <text:p>0.5640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2'</text:p>
          </table:table-cell>
          <table:table-cell office:value-type="string" calcext:value-type="string">
            <text:p>(0x02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AK</text:p>
          </table:table-cell>
          <table:table-cell table:number-columns-repeated="3"/>
        </table:table-row>
        <table:table-row table:style-name="ro1">
          <table:table-cell office:value-type="float" office:value="0.56439625" calcext:value-type="float">
            <text:p>0.5643962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6461275" calcext:value-type="float">
            <text:p>0.56461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(0x6F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564865" calcext:value-type="float">
            <text:p>0.56486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9'</text:p>
          </table:table-cell>
          <table:table-cell office:value-type="string" calcext:value-type="string">
            <text:p>(0xD1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650815" calcext:value-type="float">
            <text:p>0.56508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239'</text:p>
          </table:table-cell>
          <table:table-cell office:value-type="string" calcext:value-type="string">
            <text:p>(0xEF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AK</text:p>
          </table:table-cell>
          <table:table-cell table:number-columns-repeated="3"/>
        </table:table-row>
        <table:table-row table:style-name="ro1">
          <table:table-cell office:value-type="float" office:value="0.56540275" calcext:value-type="float">
            <text:p>0.565402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8'</text:p>
          </table:table-cell>
          <table:table-cell office:value-type="string" calcext:value-type="string">
            <text:p>(0xD0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65619" calcext:value-type="float">
            <text:p>0.565619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(0x6F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  <table:table-cell table:number-columns-repeated="3"/>
        </table:table-row>
        <table:table-row table:style-name="ro1">
          <table:table-cell office:value-type="float" office:value="0.5658715" calcext:value-type="float">
            <text:p>0.565871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'209'</text:p>
          </table:table-cell>
          <table:table-cell office:value-type="string" calcext:value-type="string">
            <text:p>(0xD1)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0.56608775" calcext:value-type="float">
            <text:p>0.56608775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'23'</text:p>
          </table:table-cell>
          <table:table-cell office:value-type="string" calcext:value-type="string">
            <text:p>(0x17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AK</text:p>
          </table:table-cell>
          <table:table-cell table:number-columns-repeated="3"/>
        </table:table-row>
        <table:table-row table:style-name="ro1" table:number-rows-repeated="104841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19T18:13:18.476153748</dc:date>
    <dc:creator>Kevin </dc:creator>
    <meta:document-statistic meta:table-count="1" meta:cell-count="1198" meta:object-count="0"/>
    <meta:generator>LibreOffice/4.2.4.2$Linux_X86_64 LibreOffice_project/420m0$Build-2</meta:generator>
  </office:meta>
</office:document-meta>
</file>